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4.25in" table:align="left" style:may-break-between-rows="false"/>
    </style:style>
    <style:style style:name="Table2.A" style:family="table-column">
      <style:table-column-properties style:column-width="2.4375in"/>
    </style:style>
    <style:style style:name="Table2.B"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1ee2cbe" officeooo:paragraph-rsid="0011a552"/>
    </style:style>
    <style:style style:name="P2" style:family="paragraph" style:parent-style-name="Table_20_Contents">
      <style:text-properties officeooo:rsid="01efac9e" officeooo:paragraph-rsid="0011a552"/>
    </style:style>
    <style:style style:name="P3" style:family="paragraph" style:parent-style-name="Text_20_body">
      <style:paragraph-properties fo:margin-left="0in" fo:margin-right="0in" fo:margin-top="0in" fo:margin-bottom="0in" style:contextual-spacing="false" fo:text-indent="0in" style:auto-text-indent="false"/>
      <style:text-properties fo:font-weight="normal" officeooo:rsid="01eae2e3" officeooo:paragraph-rsid="0011a552" style:font-weight-asian="normal" style:font-weight-complex="normal"/>
    </style:style>
    <style:style style:name="P4" style:family="paragraph" style:parent-style-name="Text_20_body">
      <style:paragraph-properties fo:margin-left="0in" fo:margin-right="0in" fo:margin-top="0in" fo:margin-bottom="0in" style:contextual-spacing="false" fo:text-indent="0in" style:auto-text-indent="false"/>
      <style:text-properties fo:font-weight="normal" officeooo:rsid="01ed6ccc" officeooo:paragraph-rsid="0011a552" style:font-weight-asian="normal" style:font-weight-complex="normal"/>
    </style:style>
    <style:style style:name="P5" style:family="paragraph" style:parent-style-name="Text_20_body">
      <style:paragraph-properties fo:margin-left="0in" fo:margin-right="0in" fo:margin-top="0in" fo:margin-bottom="0in" style:contextual-spacing="false" fo:text-indent="0in" style:auto-text-indent="false"/>
      <style:text-properties fo:font-weight="normal" officeooo:rsid="01ee2cbe" officeooo:paragraph-rsid="0011a552" style:font-weight-asian="normal" style:font-weight-complex="normal"/>
    </style:style>
    <style:style style:name="P6" style:family="paragraph" style:parent-style-name="Standard">
      <style:paragraph-properties fo:margin-left="0in" fo:margin-right="0in" fo:margin-top="0in" fo:margin-bottom="0in" style:contextual-spacing="false" fo:text-indent="0in" style:auto-text-indent="false"/>
      <style:text-properties fo:font-weight="normal" officeooo:rsid="01eae2e3" officeooo:paragraph-rsid="0012218d" style:font-weight-asian="normal" style:font-weight-complex="normal"/>
    </style:style>
    <style:style style:name="P7" style:family="paragraph" style:parent-style-name="Standard">
      <style:paragraph-properties fo:margin-left="0in" fo:margin-right="0in" fo:margin-top="0in" fo:margin-bottom="0in" style:contextual-spacing="false" fo:text-indent="0in" style:auto-text-indent="false"/>
      <style:text-properties fo:font-weight="normal" officeooo:rsid="01eae2e3" officeooo:paragraph-rsid="001371fe" style:font-weight-asian="normal" style:font-weight-complex="normal"/>
    </style:style>
    <style:style style:name="P8" style:family="paragraph" style:parent-style-name="Standard">
      <style:paragraph-properties fo:margin-left="0in" fo:margin-right="0in" fo:margin-top="0in" fo:margin-bottom="0in" style:contextual-spacing="false" fo:text-indent="0in" style:auto-text-indent="false"/>
      <style:text-properties fo:font-weight="normal" officeooo:rsid="00149e1b" officeooo:paragraph-rsid="00149e1b" style:font-weight-asian="normal" style:font-weight-complex="normal"/>
    </style:style>
    <style:style style:name="P9" style:family="paragraph" style:parent-style-name="Standard">
      <style:paragraph-properties fo:margin-left="0in" fo:margin-right="0in" fo:margin-top="0in" fo:margin-bottom="0in" style:contextual-spacing="false" fo:text-indent="0in" style:auto-text-indent="false"/>
      <style:text-properties fo:font-weight="normal" officeooo:rsid="00149e1b" officeooo:paragraph-rsid="001a8c38" style:font-weight-asian="normal" style:font-weight-complex="normal"/>
    </style:style>
    <style:style style:name="P10" style:family="paragraph" style:parent-style-name="Standard">
      <style:paragraph-properties fo:margin-left="0in" fo:margin-right="0in" fo:margin-top="0in" fo:margin-bottom="0in" style:contextual-spacing="false" fo:text-indent="0in" style:auto-text-indent="false"/>
      <style:text-properties fo:font-weight="normal" officeooo:rsid="001726ce" officeooo:paragraph-rsid="001726ce" style:font-weight-asian="normal" style:font-weight-complex="normal"/>
    </style:style>
    <style:style style:name="P11" style:family="paragraph" style:parent-style-name="Standard">
      <style:paragraph-properties fo:margin-left="0in" fo:margin-right="0in" fo:margin-top="0in" fo:margin-bottom="0in" style:contextual-spacing="false" fo:text-indent="0in" style:auto-text-indent="false"/>
      <style:text-properties fo:font-weight="normal" officeooo:rsid="0018b8cb" officeooo:paragraph-rsid="0018b8cb" style:font-weight-asian="normal" style:font-weight-complex="normal"/>
    </style:style>
    <style:style style:name="T1" style:family="text">
      <style:text-properties officeooo:rsid="021dd944"/>
    </style:style>
    <style:style style:name="T2" style:family="text">
      <style:text-properties officeooo:rsid="021db3d8"/>
    </style:style>
    <style:style style:name="T3" style:family="text">
      <style:text-properties officeooo:rsid="0216250f"/>
    </style:style>
    <style:style style:name="T4" style:family="text">
      <style:text-properties officeooo:rsid="0015f605"/>
    </style:style>
    <style:style style:name="T5" style:family="text">
      <style:text-properties officeooo:rsid="001cfc78"/>
    </style:style>
    <style:style style:name="T6" style:family="text">
      <style:text-properties officeooo:rsid="001db962"/>
    </style:style>
    <style:style style:name="T7" style:family="text">
      <style:text-properties officeooo:rsid="002056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3"/>
      <text:p text:style-name="P4">Time Window (seconds)<text:tab/>r-value</text:p>
      <text:p text:style-name="P5">Baseline</text:p>
      <table:table table:name="Table2" table:style-name="Table2">
        <table:table-column table:style-name="Table2.A"/>
        <table:table-column table:style-name="Table2.B"/>
        <table:table-row>
          <table:table-cell table:style-name="Table2.A1" office:value-type="string">
            <text:p text:style-name="P4">Time Window (seconds)</text:p>
          </table:table-cell>
          <table:table-cell table:style-name="Table2.B1" office:value-type="string">
            <text:p text:style-name="P4">r-value</text:p>
          </table:table-cell>
        </table:table-row>
        <table:table-row>
          <table:table-cell table:style-name="Table2.A2" office:value-type="string">
            <text:p text:style-name="P1">65-180 (Baseline)</text:p>
          </table:table-cell>
          <table:table-cell table:style-name="Table2.B2" office:value-type="string">
            <text:p text:style-name="P2">0.81</text:p>
          </table:table-cell>
        </table:table-row>
        <table:table-row>
          <table:table-cell table:style-name="Table2.A2" office:value-type="string">
            <text:p text:style-name="P1">36-64</text:p>
          </table:table-cell>
          <table:table-cell table:style-name="Table2.B2" office:value-type="string">
            <text:p text:style-name="P2">0.42</text:p>
          </table:table-cell>
        </table:table-row>
        <table:table-row>
          <table:table-cell table:style-name="Table2.A2" office:value-type="string">
            <text:p text:style-name="P1">27-35 (Two-for-One)</text:p>
          </table:table-cell>
          <table:table-cell table:style-name="Table2.B2" office:value-type="string">
            <text:p text:style-name="P2">0.13 *</text:p>
          </table:table-cell>
        </table:table-row>
        <table:table-row>
          <table:table-cell table:style-name="Table2.A2" office:value-type="string">
            <text:p text:style-name="P1">5-26</text:p>
          </table:table-cell>
          <table:table-cell table:style-name="Table2.B2" office:value-type="string">
            <text:p text:style-name="P2">0.37</text:p>
          </table:table-cell>
        </table:table-row>
        <table:table-row>
          <table:table-cell table:style-name="Table2.A2" office:value-type="string">
            <text:p text:style-name="P1">0-4</text:p>
          </table:table-cell>
          <table:table-cell table:style-name="Table2.B2" office:value-type="string">
            <text:p text:style-name="P2">0.46</text:p>
          </table:table-cell>
        </table:table-row>
      </table:table>
      <text:p text:style-name="P3"/>
      <text:p text:style-name="P3"/>
      <text:p text:style-name="P3"/>
      <text:p text:style-name="P3"/>
      <text:p text:style-name="P3"/>
      <text:p text:style-name="P6"><text:span text:style-name="T1">In addition to thea team-level analysis, we also looked at the effect of Two-for-One shooting on individual players. We pulled the top 30 players in terms of shot volume during the Two-for-One window (see Appendix Table A). While t</text:span>his pool of players experienced change<text:span text:style-name="T2">s</text:span> in shooting efficiency in both directions, <text:span text:style-name="T2">the overall changes</text:span> tended toward net negative effect, with 4 players <text:span text:style-name="T2">experiencing</text:span> an increase of 10 percentage points or more, and 13 players experiencing a decrease of 10 percentage points or more. <text:span text:style-name="T1">Some of these players, such as Josh Smith of Houston, or Gordon Haywood of Utah saw large drops in efficiency that likely pull their team ratings during this window down as well. </text:span></text:p>
      <text:p text:style-name="P6"/>
      <text:p text:style-name="P6"/>
      <text:p text:style-name="P7">Shooting from different windows in time tends to correlate with itself; in other words, how a team shoots tends to stay the same. What happens here, in the Two-for-One window is that this correlation breaks down, so instead of a modest r-value around 0.4 (Baseline period vs other time windows), the correlation drops to <text:span text:style-name="T3">0.13</text:span>. </text:p>
      <text:p text:style-name="P7"/>
      <text:p text:style-name="P7"/>
      <text:p text:style-name="P7"/>
      <text:p text:style-name="P7">---- </text:p>
      <text:p text:style-name="P8">Schrodinger effect - </text:p>
      <text:p text:style-name="P8">The other thing going on here in general, is this Shrodinger-like effect. By attempting to tweak or maximize this game situation, the underlying priors you have for the situation end up changing. </text:p>
      <text:p text:style-name="P9">For 1, the last shot you get is not as good as an average shot, because there's and End-of-Clock, End-of-Quarter effect (so 0.70 expected points, instead of a 1.0). Additionally, the initiating shot, the TFO shot, looks like it may decrease from 0.05 expected points, to 0.3 expected points (if you're Houston). So instead of 2 expected points, the initiating team is getting about 0.95 + 0.70 = 1.65 expected points on two possessions. In addition to that, the “defending team” (to use the CSE/MSU parlance) sees an increase in the value of their shot (<text:span text:style-name="T5">CSE/MSU</text:span> saw a 0.08% increase in FG%, so convert that to a 0.16 change in expected points per shot). So instead of a “<text:span text:style-name="T6">2 points for me, 1 point for you”</text:span> <text:span text:style-name="T4">difference in </text:span>expected shot value <text:span text:style-name="T4">for the two teams</text:span>, the difference falls to 1.65 to 1.16, basically half a point. <text:span text:style-name="T4">So the </text:span><text:soft-page-break/><text:span text:style-name="T4">“effect size” drops by half. (That would keep it in line with other reported effects in science (see </text:span><text:a xlink:type="simple" xlink:href="http://www.newyorker.com/magazine/2010/12/13/the-truth-wears-off"><text:span text:style-name="T4">http://www.newyorker.com/magazine/2010/12/13/the-truth-wears-off</text:span></text:a><text:span text:style-name="T4"> and </text:span><text:a xlink:type="simple" xlink:href="https://en.wikipedia.org/wiki/Decline_effect"><text:span text:style-name="T4">https://en.wikipedia.org/wiki/Decline_effect</text:span></text:a><text:span text:style-name="T4">; even tho here technically the initial effect size was only theoretical, and not empirically measured). The kittens won't stay still while you try to count them – and that may just be the more generalizable lesson from this; while the analytics, and theoretical predictions suggest a large payoff, the facts on the ground are already changing and adapting to the game situation. </text:span></text:p>
      <text:p text:style-name="P8"/>
      <text:p text:style-name="P10">Or maybe another way to put it: When you try to game the system, the system is already responding. </text:p>
      <text:p text:style-name="P10"/>
      <text:p text:style-name="P10"/>
      <text:p text:style-name="P10">– </text:p>
      <text:p text:style-name="P11"><text:line-break/>re individual players, the changes here may have more to do with how well players can create shots on the fly, versus making shots in the context of a regular offense. Suggesting that may be the case with players who see a decline like <text:span text:style-name="T7">Hayward</text:span>, and players who get better in the two-for-one window, like Chris Paul. The data in this dataset, does not really address that issue however.</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0T17:14:27.624000000</meta:creation-date>
    <dc:date>2015-10-23T16:28:48.196000000</dc:date>
    <meta:editing-duration>PT2H32M41S</meta:editing-duration>
    <meta:editing-cycles>16</meta:editing-cycles>
    <meta:generator>LibreOffice/4.2.5.2$Windows_x86 LibreOffice_project/61cb170a04bb1f12e77c884eab9192be736ec5f5</meta:generator>
    <meta:document-statistic meta:table-count="1" meta:image-count="0" meta:object-count="0" meta:page-count="2" meta:paragraph-count="23" meta:word-count="545" meta:character-count="3285" meta:non-whitespace-character-count="2752"/>
  </office:meta>
</office:document-meta>
</file>